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19.82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dd4814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29" style:family="graphic" style:parent-style-name="objectwithoutfill">
      <style:graphic-properties svg:stroke-width="0.152cm" svg:stroke-color="#c5000b" draw:marker-start-width="0.659cm" draw:marker-end="Arrow" draw:marker-end-width="0.761cm" draw:fill="none" draw:textarea-vertical-align="middle" fo:padding-top="0.201cm" fo:padding-bottom="0.201cm" fo:padding-left="0.326cm" fo:padding-right="0.326cm"/>
    </style:style>
    <style:style style:name="gr30" style:family="graphic" style:parent-style-name="objectwithoutfill">
      <style:graphic-properties svg:stroke-width="0.152cm" svg:stroke-color="#c5000b" draw:marker-start-width="0.659cm" draw:marker-end-width="0.659cm" svg:stroke-linecap="round" draw:fill="none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color="#000000" fo:font-weight="normal" style:font-weight-asian="normal" style:font-weight-complex="normal"/>
    </style:style>
    <style:style style:name="P16" style:family="paragraph">
      <loext:graphic-properties draw:fill-color="#729fcf"/>
      <style:paragraph-properties fo:text-align="center"/>
      <style:text-properties fo:color="#000000" fo:font-size="32pt" fo:font-weight="normal" style:font-size-asian="32pt" style:font-weight-asian="normal" style:font-size-complex="32pt" style:font-weight-complex="normal"/>
    </style:style>
    <style:style style:name="P17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-color="#dd4814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5.876cm" svg:x="3.54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4"><text:span text:style-name="T1">Memory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4"><text:span text:style-name="T1">I/O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28cm" svg:y1="7.001cm" svg:x2="12.538cm" svg:y2="6.989cm">
          <text:p/>
        </draw:line>
        <draw:line draw:style-name="gr7" draw:text-style-name="P6" draw:layer="layout" svg:x1="4.28cm" svg:y1="9.001cm" svg:x2="12.538cm" svg:y2="8.989cm">
          <text:p/>
        </draw:line>
        <draw:line draw:style-name="gr7" draw:text-style-name="P6" draw:layer="layout" svg:x1="4.28cm" svg:y1="11.101cm" svg:x2="12.538cm" svg:y2="11.089cm">
          <text:p/>
        </draw:line>
        <draw:line draw:style-name="gr8" draw:text-style-name="P6" draw:layer="layout" svg:x1="4.28cm" svg:y1="13.201cm" svg:x2="12.538cm" svg:y2="13.189cm">
          <text:p/>
        </draw:line>
        <draw:frame draw:style-name="gr9" draw:text-style-name="P7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8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18.542cm" svg:height="2.921cm" svg:x="4.683cm" svg:y="20.734cm">
          <text:p text:style-name="P1"><text:span text:style-name="T2">B</text:span><text:span text:style-name="T2">u</text:span><text:span text:style-name="T2">s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6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6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6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10" draw:layer="layout" svg:width="20.32cm" svg:height="26.511cm" svg:x="44.307cm" svg:y="1.286cm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5.08cm" svg:height="3.401cm" svg:x="11.795cm" svg:y="22.59cm">
          <draw:text-box>
            <text:p text:style-name="P11"><text:span text:style-name="T3"/></text:p>
            <text:p text:style-name="P11"><text:span text:style-name="T3">CPU</text:span></text:p>
          </draw:text-box>
        </draw:frame>
        <draw:custom-shape draw:style-name="gr22" draw:text-style-name="P8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9.315cm" svg:height="2.072cm" svg:x="24.01cm" svg:y="36.234cm">
          <text:p text:style-name="P4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4.064cm" svg:height="1.905cm" svg:x="18.78cm" svg:y="36.582cm">
          <draw:text-box>
            <text:p text:style-name="P13"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8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813cm" svg:height="2.301cm" svg:x="18.793cm" svg:y="38.97cm">
          <draw:text-box>
            <text:p text:style-name="P13"><text:span text:style-name="T4">Data Out</text:span></text:p>
          </draw:text-box>
        </draw:frame>
        <draw:frame draw:style-name="gr24" draw:text-style-name="P14" draw:layer="layout" svg:width="4.813cm" svg:height="2.301cm" svg:x="18.806cm" svg:y="41.458cm">
          <draw:text-box>
            <text:p text:style-name="P13"><text:span text:style-name="T4">Status /</text:span></text:p>
            <text:p text:style-name="P13"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2cm">
          <text:p/>
          <draw:enhanced-geometry svg:viewBox="0 0 21600 21600" draw:text-areas="0 ?f0 ?f5 ?f2" draw:mirror-vertical="tru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" draw:layer="layout" svg:x1="39.254cm" svg:y1="12.43cm" svg:x2="44.283cm" svg:y2="12.43cm">
          <text:p/>
        </draw:line>
        <draw:line draw:style-name="gr7" draw:text-style-name="P6" draw:layer="layout" svg:x1="32.296cm" svg:y1="41.132cm" svg:x2="32.296cm" svg:y2="43.164cm">
          <text:p/>
        </draw:line>
        <draw:line draw:style-name="gr7" draw:text-style-name="P6" draw:layer="layout" svg:x1="31.296cm" svg:y1="41.132cm" svg:x2="31.296cm" svg:y2="43.164cm">
          <text:p/>
        </draw:line>
        <draw:custom-shape draw:style-name="gr27" draw:text-style-name="P16" draw:layer="layout" svg:width="20.32cm" svg:height="1.905cm" svg:x="44.307cm" svg:y="3.921cm">
          <text:p text:style-name="P15"><text:span text:style-name="T5">lw $t0, 0($s1)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0.32cm" svg:height="1.905cm" svg:x="44.307cm" svg:y="5.821cm">
          <text:p text:style-name="P1"><text:span text:style-name="T6">sw $t0, 0($s2)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20.32cm" svg:height="1.905cm" svg:x="44.307cm" svg:y="19.921cm">
          <text:p text:style-name="P1"><text:span text:style-name="T6">0xca55e77e</text:span>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56.88cm" svg:y1="7.35cm" svg:x2="57.007cm" svg:y2="19.923cm">
          <text:p/>
        </draw:line>
        <draw:line draw:style-name="gr30" draw:text-style-name="P6" xml:id="id7" draw:id="id7" draw:layer="layout" svg:x1="57.515cm" svg:y1="4.937cm" svg:x2="59.801cm" svg:y2="4.937cm">
          <text:p/>
        </draw:line>
        <draw:connector draw:style-name="gr29" draw:text-style-name="P6" draw:layer="layout" draw:line-skew="13.834cm" svg:x1="59.801cm" svg:y1="4.937cm" svg:x2="26.717cm" svg:y2="35.639cm" draw:start-shape="id7" draw:start-glue-point="1" draw:end-shape="id8" svg:d="M59801 4937v29222h-33084v1480" svg:viewBox="0 0 33085 30703">
          <text:p/>
        </draw:connector>
        <draw:frame draw:style-name="gr23" draw:text-style-name="P20" draw:layer="layout" svg:width="10.795cm" svg:height="1.905cm" svg:x="11.668cm" svg:y="17.51cm">
          <draw:text-box>
            <text:p text:style-name="P19"><text:span text:style-name="T7">sw $t0, 0($s2)</text:span></text:p>
          </draw:text-box>
        </draw:frame>
        <draw:custom-shape draw:style-name="gr31" draw:text-style-name="P21" draw:layer="layout" svg:width="8.258cm" svg:height="1.893cm" svg:x="4.28cm" svg:y="5.096cm">
          <text:p text:style-name="P1"><text:span text:style-name="T8">0xca55e77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3T11:05:22.431661647</dc:date>
    <meta:editing-duration>P1DT13H27M27S</meta:editing-duration>
    <meta:editing-cycles>17</meta:editing-cycles>
    <meta:generator>LibreOffice/5.1.6.2$Linux_X86_64 LibreOffice_project/10m0$Build-2</meta:generator>
    <meta:document-statistic meta:object-count="43"/>
  </office:meta>
</office:document-meta>
</file>